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/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/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/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/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/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/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/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/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/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9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7.d3.octrMA.Kathisma12</text:p>
          </table:table-cell>
          <table:table-cell table:number-columns-repeated="4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9:03:58.4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0T13:59:53.473000000</dc:date>
    <meta:editing-duration>P2DT6H2M22S</meta:editing-duration>
    <meta:editing-cycles>121</meta:editing-cycles>
    <meta:generator>LibreOffice/7.6.2.1$Windows_X86_64 LibreOffice_project/56f7684011345957bbf33a7ee678afaf4d2ba333</meta:generator>
    <meta:document-statistic meta:table-count="1" meta:cell-count="415" meta:object-count="0"/>
  </office:meta>
</office:document-meta>
</file>